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9">19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indeksien eheyden seuraaminen ja eheyttäminen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ksi tietokantojen indeksien eheyttä on seurattava?</text:span></text:p>
              </text:list-item>
              <text:list-item>
                <text:p text:style-name="P12"><text:span text:style-name="T6">Millaisia erilaisia indeksejä on olemassa?</text:span></text:p>
              </text:list-item>
              <text:list-item>
                <text:p text:style-name="P12"><text:span text:style-name="T6">Mitä tietokannoissa kannattaa indeksoida? Mitä asioita on otettava huomioon? Millainen on mahdollinen työjärjestys?</text:span></text:p>
              </text:list-item>
              <text:list-item>
                <text:p text:style-name="P12"><text:span text:style-name="T6">Miten tietokantojen indeksien eheyttä seurataan?</text:span></text:p>
              </text:list-item>
              <text:list-item>
                <text:p text:style-name="P12"><text:span text:style-name="T6">Kuinka usein tietokantojen indeksien eheyttä kannattaa seurata?</text:span></text:p>
              </text:list-item>
              <text:list-item>
                <text:p text:style-name="P12"><text:span text:style-name="T6">Mitkä ovat ne toimenpiteet, jos tietokantojen indeksien eheys ei ole halutuissa rajoissa?</text:span></text:p>
              </text:list-item>
              <text:list-item>
                <text:p text:style-name="P12"><text:span text:style-name="T6">Mitä fragmentoitumisella tarkoiteta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T-SQL komento Microsoft SQL Server:in indeksien ehyden seurantaan on</text:span><text:span text:style-name="T6"><text:line-break/></text:span><text:span text:style-name="T6">dbcc</text:span></text:p>
              </text:list-item>
              <text:list-item>
                <text:p text:style-name="P12"><text:span text:style-name="T6">Tutustu komentoon.</text:span></text:p>
              </text:list-item>
              <text:list-item>
                <text:p text:style-name="P12"><text:span text:style-name="T6">Mitä kaikkea sillä voi tehdä?</text:span></text:p>
              </text:list-item>
              <text:list-item>
                <text:p text:style-name="P12"><text:span text:style-name="T6">Mikä tekee sitä haasteellisen käyttää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indeksien eheyden seuraamin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3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ksi on olemassa erilaisia indeksejä?</text:span></text:p>
              </text:list-item>
              <text:list-item>
                <text:p text:style-name="P12"><text:span text:style-name="T6">Tutustutaan Microsoft SQL Server:istäkin löytyvään Clustered Index -nimiseen indeksiin.</text:span><text:span text:style-name="T6"><text:line-break/></text:span><text:span text:style-name="T6">Sitä on käytetty esimerkiksi AdventureWorks2012 tietokannan Sales.SalesOrderDetail taulun pääavaimessa.</text:span></text:p>
              </text:list-item>
              <text:list-item>
                <text:p text:style-name="P12"><text:span text:style-name="T6">Mitä Microsoft:in omilla sivuilla kerrotaan tästä Clustered Index:stä?</text:span></text:p>
              </text:list-item>
              <text:list-item>
                <text:p text:style-name="P12"><text:span text:style-name="T6">Miksi se on tärkeä?</text:span></text:p>
              </text:list-item>
              <text:list-item>
                <text:p text:style-name="P12"><text:span text:style-name="T6">Mikä puolestaan on Non-Clustered Index?</text:span></text:p>
              </text:list-item>
              <text:list-item>
                <text:p text:style-name="P12"><text:span text:style-name="T6">Mihin sitä tarvitaan?</text:span></text:p>
              </text:list-item>
              <text:list-item>
                <text:p text:style-name="P12"><text:span text:style-name="T6">Mitä tarkoitetaan B-puulla? </text:span></text:p>
                <text:p text:style-name="P12"><text:span text:style-name="T6"/></text:p>
              </text:list-item>
            </text:list>
          </draw:text-box>
        </draw:frame>
        <draw:frame draw:name="Title 7_3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Erilaisia indeksejä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tkä ovat ne kriteerit (fragmentoitumisasteen rajat), jolloin tehdään reorganize?</text:span></text:p>
              </text:list-item>
              <text:list-item>
                <text:p text:style-name="P12"><text:span text:style-name="T6">Ja milloin tehdään rebuild?</text:span></text:p>
              </text:list-item>
              <text:list-item>
                <text:p text:style-name="P12"><text:span text:style-name="T6">Tutustutaan Microsoft SQL Server Management Studiossa Reorganize toimintoon.</text:span></text:p>
              </text:list-item>
              <text:list-item>
                <text:p text:style-name="P12"><text:span text:style-name="T6">Tutustutaan Microsoft SQL Server Management Studiossa Rebuild toimintoon.</text:span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eheyden palauttamin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9">19.03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9">19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29</meta:editing-cycles>
    <meta:print-date>2020-09-28T07:56:54</meta:print-date>
    <meta:creation-date>2020-11-11T09:16:24</meta:creation-date>
    <dc:date>2024-03-19T10:25:55.449000000</dc:date>
    <meta:editing-duration>PT11H52M15S</meta:editing-duration>
    <meta:generator>LibreOffice/6.4.7.2$Windows_X86_64 LibreOffice_project/639b8ac485750d5696d7590a72ef1b496725cfb5</meta:generator>
    <meta:document-statistic meta:object-count="123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